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5"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7"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8"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9"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0" style:family="paragraph" style:parent-style-name="Standard">
      <style:paragraph-properties fo:margin-left="1.4772in" fo:margin-right="0in" fo:line-height="125%" fo:text-indent="0in" style:auto-text-indent="false"/>
      <style:text-properties fo:color="#000000"/>
    </style:style>
    <style:style style:name="P11"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13" style:family="paragraph" style:parent-style-name="Preformatted_20_Text">
      <style:paragraph-properties fo:line-height="125%"/>
      <style:text-properties fo:color="#000066" style:font-name="Times New Roman" fo:font-size="12pt" style:font-size-asian="12pt" style:font-size-complex="12pt"/>
    </style:style>
    <style:style style:name="P14" style:family="paragraph" style:parent-style-name="Preformatted_20_Text" style:list-style-name="L5">
      <style:paragraph-properties fo:line-height="125%"/>
      <style:text-properties fo:color="#000066" style:font-name="Times New Roman" fo:font-size="10pt" fo:font-weight="bold" style:font-size-asian="10pt" style:font-weight-asian="bold" style:font-size-complex="10pt" style:font-weight-complex="bold"/>
    </style:style>
    <style:style style:name="P15" style:family="paragraph" style:parent-style-name="Preformatted_20_Text" style:list-style-name="L8">
      <style:paragraph-properties fo:line-height="125%"/>
      <style:text-properties fo:color="#000066" style:font-name="Times New Roman" fo:font-size="10pt" fo:font-weight="bold" style:font-size-asian="10pt" style:font-weight-asian="bold" style:font-size-complex="10pt" style:font-weight-complex="bold"/>
    </style:style>
    <style:style style:name="P16" style:family="paragraph" style:parent-style-name="Preformatted_20_Text" style:list-style-name="L5">
      <style:paragraph-properties fo:line-height="125%"/>
      <style:text-properties fo:color="#000066" style:font-name="Times New Roman" fo:font-size="10pt" style:font-size-asian="10pt" style:font-size-complex="10pt"/>
    </style:style>
    <style:style style:name="P17" style:family="paragraph" style:parent-style-name="Preformatted_20_Text" style:list-style-name="L8">
      <style:paragraph-properties fo:line-height="125%"/>
      <style:text-properties fo:color="#000066" style:font-name="Times New Roman" fo:font-size="10pt" style:font-size-asian="10pt" style:font-size-complex="10pt"/>
    </style:style>
    <style:style style:name="P18" style:family="paragraph" style:parent-style-name="Preformatted_20_Text" style:list-style-name="L8">
      <style:paragraph-properties fo:line-height="125%"/>
      <style:text-properties fo:color="#000066" style:font-name="Courier New" fo:font-size="10pt" fo:font-weight="bold" style:font-size-asian="10pt" style:font-weight-asian="bold" style:font-size-complex="10pt" style:font-weight-complex="bold"/>
    </style:style>
    <style:style style:name="P19" style:family="paragraph" style:parent-style-name="Preformatted_20_Text" style:list-style-name="L8">
      <style:paragraph-properties fo:line-height="125%"/>
      <style:text-properties fo:color="#000066"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list-style-name="L2">
      <style:paragraph-properties fo:line-height="125%"/>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list-style-name="L3">
      <style:paragraph-properties fo:line-height="125%"/>
      <style:text-properties fo:color="#000000" style:font-name="Times New Roman" fo:font-size="12pt" fo:font-weight="normal" style:font-size-asian="12pt" style:font-weight-asian="normal" style:font-size-complex="12pt" style:font-weight-complex="normal"/>
    </style:style>
    <style:style style:name="P25" style:family="paragraph" style:parent-style-name="Preformatted_20_Text" style:list-style-name="L7">
      <style:paragraph-properties fo:line-height="125%"/>
      <style:text-properties fo:color="#000000" style:font-name="Times New Roman" fo:font-size="10pt" style:font-size-asian="10pt" style:font-size-complex="10pt"/>
    </style:style>
    <style:style style:name="P26" style:family="paragraph" style:parent-style-name="Preformatted_20_Text" style:list-style-name="L7">
      <style:paragraph-properties fo:line-height="125%"/>
      <style:text-properties fo:color="#000000" style:font-name="Times New Roman" fo:font-size="10pt" fo:font-weight="bold" style:font-size-asian="10pt" style:font-weight-asian="bold" style:font-size-complex="10pt" style:font-weight-complex="bold"/>
    </style:style>
    <style:style style:name="P27" style:family="paragraph" style:parent-style-name="Preformatted_20_Text">
      <style:paragraph-properties fo:line-height="125%"/>
      <style:text-properties fo:color="#000000"/>
    </style:style>
    <style:style style:name="P28" style:family="paragraph" style:parent-style-name="Preformatted_20_Text">
      <style:paragraph-properties fo:line-height="125%"/>
      <style:text-properties fo:color="#000000" style:font-name="Courier New" fo:font-size="10pt" style:font-size-asian="10pt" style:font-size-complex="10pt"/>
    </style:style>
    <style:style style:name="P29"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30"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31" style:family="paragraph" style:parent-style-name="Preformatted_20_Text">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master-page-name="">
      <style:paragraph-properties fo:line-height="125%" style:page-number="auto"/>
      <style:text-properties fo:color="#000000" style:font-name="Times New Roman" fo:font-size="12pt" style:font-size-asian="12pt" style:font-size-complex="12pt"/>
    </style:style>
    <style:style style:name="P33"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4"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5" style:family="paragraph" style:parent-style-name="Horizontal_20_Line">
      <style:text-properties fo:color="#000000"/>
    </style:style>
    <style:style style:name="P36" style:family="paragraph" style:parent-style-name="Horizontal_20_Line">
      <style:text-properties fo:color="#000000" style:font-name="Times New Roman"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tyle="normal" style:font-style-asian="normal" style:font-style-complex="normal"/>
    </style:style>
    <style:style style:name="T6" style:family="text">
      <style:text-properties style:font-name="Courier New" fo:font-size="12pt" style:font-size-asian="12pt" style:font-size-complex="1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T10" style:family="text">
      <style:text-properties fo:color="#000066"/>
    </style:style>
    <style:style style:name="T11" style:family="text">
      <style:text-properties fo:color="#000066" style:font-name="Times New Roman" fo:font-size="12pt" style:font-size-asian="12pt" style:font-size-complex="12pt"/>
    </style:style>
    <style:style style:name="T12" style:family="text">
      <style:text-properties fo:color="#000066" style:font-name="Times New Roman" fo:font-size="10pt" style:font-size-asian="10pt" style:font-size-complex="10pt"/>
    </style:style>
    <style:style style:name="T13" style:family="text">
      <style:text-properties fo:color="#000066" style:font-name="Courier New"/>
    </style:style>
    <style:style style:name="T14" style:family="text">
      <style:text-properties fo:color="#000066" style:font-name="Courier New" fo:font-weight="bold" style:font-weight-asian="bold" style:font-weight-complex="bold"/>
    </style:style>
    <style:style style:name="T15" style:family="text">
      <style:text-properties fo:color="#000066" style:text-position="super 58%"/>
    </style:style>
    <style:style style:name="T16" style:family="text">
      <style:text-properties fo:color="#000066"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fo:font-weight="bold"/>
    </style:style>
    <style:style style:name="T19" style:family="text">
      <style:text-properties fo:font-style="normal" fo:font-weight="normal"/>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fo:font-size="12pt" style:font-size-asian="12pt" style:font-size-complex="12pt"/>
    </style:style>
    <style:style style:name="T23" style:family="text">
      <style:text-properties style:font-name="Courier New"/>
    </style:style>
    <style:style style:name="T24" style:family="text">
      <style:text-properties style:font-name="Courier New" fo:font-weight="bold" style:font-weight-asian="bold" style:font-weight-complex="bold"/>
    </style:style>
    <style:style style:name="T25" style:family="text">
      <style:text-properties style:font-name="Courier New" fo:font-weight="normal" style:font-weight-asian="normal" style:font-weight-complex="normal"/>
    </style:style>
    <style:style style:name="T26"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ster's Thesis Proposal (Draft Nov 15, 2017)</text:p>
      <text:p text:style-name="P20">Thomas Logan</text:p>
      <text:p text:style-name="P20"/>
      <text:p text:style-name="P21">Summary</text:p>
      <text:p text:style-name="P20"><text:tab/>The goal of this master's thesis is to the develop formal and mechanically verified proofs of useful properties about communication in Concurrent ML[?]. <text:s/>This work will build on Reppy and Xiao's static analysis for computing sound approximations of communication topologies[?]. <text:s/>We will define a small-step operational semantics for Concurrent ML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29"><text:span text:style-name="T2">type</text:span><text:span text:style-name="T1"> thread_id</text:span></text:p>
      <text:p text:style-name="P30"><text:span text:style-name="T7">val</text:span> spawn<text:span text:style-name="T8">: </text:span>(unit <text:span text:style-name="T8">-&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30"><text:span text:style-name="T7">type</text:span> 'a chan</text:p>
      <text:p text:style-name="P30"><text:span text:style-name="T7">val</text:span> channel : unit -&gt; 'a chan</text:p>
      <text:p text:style-name="P30"><text:span text:style-name="T7">val</text:span> recv : 'a chan -&gt; 'a</text:p>
      <text:p text:style-name="P30"><text:span text:style-name="T7">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 CML book] that illustrates these essential features of Concurrent ML.</text:p>
      <text:p text:style-name="P36"/>
      <text:p text:style-name="P6"><text:span text:style-name="T7">signature</text:span><text:span text:style-name="T8"> SERV = </text:span><text:span text:style-name="T7">sig </text:span></text:p>
      <text:p text:style-name="P6"><text:span text:style-name="T7"><text:s text:c="2"/>type</text:span> serv</text:p>
      <text:p text:style-name="P6"><text:span text:style-name="T7"><text:s text:c="2"/>val</text:span><text:span text:style-name="T8"> make : unit -&gt; serv</text:span></text:p>
      <text:p text:style-name="P6"><text:span text:style-name="T7"><text:s text:c="2"/>val </text:span>call : serv * int -&gt; int</text:p>
      <text:p text:style-name="P7">end</text:p>
      <text:p text:style-name="P2">Listing 1: Server signature</text:p>
      <text:p text:style-name="P36"/>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channel()</text:p>
      <text:p text:style-name="P6"><text:span text:style-name="T7"><text:s text:c="4"/></text:span><text:span text:style-name="T7">fun</text:span> loop state = <text:span text:style-name="T7">let</text:span></text:p>
      <text:p text:style-name="P6"><text:span text:style-name="T7"><text:s text:c="4"/></text:span><text:span text:style-name="T7"><text:s text:c="2"/>val </text:span>(v, replCh) = recv reqCh</text:p>
      <text:p text:style-name="P6"><text:span text:style-name="T7"><text:s text:c="4"/>in</text:span> </text:p>
      <text:p text:style-name="P6"><text:s text:c="6"/>send (replCh, state);</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pan text:style-name="T7"><text:s text:c="4"/>val</text:span> replCh = channel ()</text:p>
      <text:p text:style-name="P6"><text:span text:style-name="T7"><text:s text:c="2"/>in</text:span> </text:p>
      <text:p text:style-name="P6"><text:s text:c="4"/>send (reqCh, (v, replCh));</text:p>
      <text:p text:style-name="P6"><text:s text:c="4"/>recv replCh </text:p>
      <text:p text:style-name="P7"><text:s text:c="2"/>end</text:p>
      <text:p text:style-name="P7"><text:soft-page-break/>end</text:p>
      <text:p text:style-name="P2">Listing 2: Implementation of servers</text:p>
      <text:p text:style-name="P35"/>
      <text:p text:style-name="P32">The server implementation, given in Listing 2, defines a server that holds a number <text:span text:style-name="T5">state</text:span>. <text:s/>When a client gives the server a number <text:span text:style-name="T5">v</text:span>, the server gives back <text:span text:style-name="T1">state</text:span>, and holds onto <text:span text:style-name="T1">v</text:span> to as its new <text:span text:style-name="T1">state</text:span>, which it gives to the next client and so on. <text:s/>A request and reply is equivalent to reading and writing a mutable cell in isolation. <text:s/>The function <text:span text:style-name="T1">make</text:span> makes a new server. <text:s/>It creates a new channel <text:span text:style-name="T1">reqCh</text:span>, from which the server will receive requests. <text:s/>The sever behavior is defined by the infinite loop <text:span text:style-name="T1">loop</text:span>, which takes a number as the state of each iteration. <text:s/>Each iteration, the server tries to receive requests on <text:span text:style-name="T1">reqCh</text:span>. <text:s/>It expects the request to be composed of a number <text:span text:style-name="T1">v</text:span> and a channel <text:span text:style-name="T1">replCh</text:span>, through which to reply. <text:s/>Once a request has been received, it sends the current state back to the client through <text:span text:style-name="T1">replCh</text:span> by calling <text:span text:style-name="T1">send (replCh, state)</text:span>. <text:s/>It initiates the next iteration of the loop by calling <text:span text:style-name="T1">loop</text:span> with a new state from the client. <text:s/>The server is created with a new process by calling <text:s/><text:span text:style-name="T1">spawn (</text:span><text:span text:style-name="T2">fn</text:span><text:span text:style-name="T1"> () =&gt; loop 0)</text:span>. <text:s text:c="2"/>A handle to the new server is returned as <text:span text:style-name="T1">reqCh</text:span> wrapped in the constructor <text:span text:style-name="T1">S</text:span>. <text:s/>The function <text:span text:style-name="T1">call</text:span> makes a request to a server <text:span text:style-name="T1">server</text:span> with a number <text:span text:style-name="T1">v</text:span> and returns the number from the server's reply. <text:s/>It extracts the request channel <text:span text:style-name="T1">reqCh</text:span> from the server handle and creates a new channel <text:span text:style-name="T1">replCh</text:span>, from which the client will receive replies. <text:s/>It makes a request to the server with the number <text:span text:style-name="T1">v</text:span> and the reply channel <text:span text:style-name="T1">replCh</text:span> by calling <text:span text:style-name="T1">send (reqCh, (v, replCh))</text:span>. <text:s/>Then it receives the reply with the new number by calling <text:span text:style-name="T1">recv replCh</text:span>.</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27"><text:span text:style-name="T9"><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text:span><text:soft-page-break/><text:span text:style-name="T9">fan-in channel has any number of senders and exactly one receiver; a one-to-one channel has exactly one of each; a one-shot channel has exactly one sender, one receiver, and sends data only once. <text:s/></text:span><text:span text:style-name="T9">We demonstrate the topologies with a program that uses the server implementation defined in Listing 2. <text:s/></text:span></text:p>
      <text:p text:style-name="P3"/>
      <text:p text:style-name="P7">val <text:span text:style-name="T8">server = Serv.make ()</text:span></text:p>
      <text:p text:style-name="P8"><text:span text:style-name="T7">val</text:span> _ = spawn (fn () =&gt; Serv.call (server, 35))</text:p>
      <text:p text:style-name="P8"><text:span text:style-name="T7">val</text:span> _ = spawn (fn () =&gt; </text:p>
      <text:p text:style-name="P5"><text:tab/><text:tab/><text:tab/> <text:s/>Serv.call (server, 12); </text:p>
      <text:p text:style-name="P8"><text:s text:c="2"/>Serv.call (server, 13)</text:p>
      <text:p text:style-name="P8">)</text:p>
      <text:p text:style-name="P8"><text:span text:style-name="T7">val</text:span> _ = spawn (fn () =&gt; Serv.call (server, 81))</text:p>
      <text:p text:style-name="P8"><text:span text:style-name="T7">val</text:span> _ = spawn (fn () =&gt; Serv.call (server, 44))</text:p>
      <text:p text:style-name="P11"/>
      <text:p text:style-name="P4"><text:span text:style-name="T22">Since there are four processes that make calls to the server, the server's particular </text:span><text:span text:style-name="T6">reqCh</text:span><text:span text:style-name="T22"> has four senders. <text:s/>Servers are created with only one process listening for requests, so the </text:span><text:span text:style-name="T6">reqCh</text:span><text:span text:style-name="T22"> of this server has just one sender. <text:s/>So the server's </text:span><text:span text:style-name="T6">reqCh</text:span><text:span text:style-name="T22"> is classified as fan-in. <text:s/>Each use of </text:span><text:span text:style-name="T6">call</text:span><text:span text:style-name="T22"> creates a brand new channel </text:span><text:span text:style-name="T6">replCh</text:span><text:span text:style-name="T22"> for receiving data. <text:s/>The function </text:span><text:span text:style-name="T6">call</text:span><text:span text:style-name="T22"> receives on the channel once and the server sends on the channel once, so each instance of </text:span><text:span text:style-name="T6">replCh</text:span><text:span text:style-name="T22"> is one-shot.</text:span></text:p>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We can modify the implementation in Listing 2 with a language extension.</text:p>
      <text:p text:style-name="P20"/>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text:span text:style-name="T20">FanIn.</text:span>channel()</text:p>
      <text:p text:style-name="P6"><text:span text:style-name="T7"><text:s text:c="4"/></text:span><text:span text:style-name="T7">fun</text:span> loop state = <text:span text:style-name="T7">let</text:span></text:p>
      <text:p text:style-name="P6"><text:span text:style-name="T7"><text:s text:c="6"/>val </text:span>(v, replCh) = <text:span text:style-name="T20">FanIn.</text:span>recv reqCh</text:p>
      <text:p text:style-name="P6"><text:span text:style-name="T7"><text:s text:c="4"/>in</text:span> </text:p>
      <text:p text:style-name="P6"><text:s text:c="6"/><text:span text:style-name="T20">OneShot.</text:span><text:span text:style-name="T21">send (replCh, state)</text:span>;</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oft-page-break/><text:span text:style-name="T7"><text:s text:c="4"/>val</text:span> replCh = <text:span text:style-name="T20">OneShot</text:span>.channel ()</text:p>
      <text:p text:style-name="P6"><text:span text:style-name="T7"><text:s text:c="2"/>in</text:span> </text:p>
      <text:p text:style-name="P6"><text:s text:c="4"/><text:span text:style-name="T20">FanIn.</text:span>send (reqCh, (v, replCh));</text:p>
      <text:p text:style-name="P6"><text:s text:c="4"/><text:span text:style-name="T20">OneShot.</text:span>recv replCh </text:p>
      <text:p text:style-name="P7"><text:s text:c="2"/>end</text:p>
      <text:p text:style-name="P7">end</text:p>
      <text:p text:style-name="P7"/>
      <text:p text:style-name="P20">Without a static analysis to check the usage of the special channels, w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20"/>
      <text:p text:style-name="P20"><text:tab/><text:span text:style-name="T10">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span></text:p>
      <text:p text:style-name="P20"><text:span text:style-name="T10"><text:tab/>There are a large number of program analyses with a variety of practical uses. <text:s/>Some constructions of programs might be considered bad, by describing operations that don't make sense, like </text:span><text:span text:style-name="T13">True * 5 / “hello”</text:span><text:span text:style-name="T10">, or accessing the 7</text:span><text:span text:style-name="T15">th</text:span><text:span text:style-name="T10">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span></text:p>
      <text:p text:style-name="P20"><text:span text:style-name="T1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text:span text:style-name="T16"> by an available expressions analysis</text:span><text:span text:style-name="T10">. <text:s/>An available expressions analysis describes which expressions must have been computed by each program point.</text:span></text:p>
      <text:p text:style-name="P13"/>
      <text:list xml:id="list4096893552445992114" text:style-name="L8">
        <text:list-item>
          <text:p text:style-name="P18"><text:soft-page-break/>let</text:p>
        </text:list-item>
        <text:list-item>
          <text:p text:style-name="P19"><text:s text:c="2"/><text:span text:style-name="T7">val</text:span> w = 4</text:p>
        </text:list-item>
        <text:list-item>
          <text:p text:style-name="P19"><text:s text:c="2"/><text:span text:style-name="T7">val</text:span> x = ref 1</text:p>
        </text:list-item>
        <text:list-item>
          <text:p text:style-name="P19"><text:s text:c="2"/><text:span text:style-name="T7">val</text:span> y = ref 2</text:p>
        </text:list-item>
        <text:list-item>
          <text:p text:style-name="P19"><text:s text:c="2"/><text:span text:style-name="T7">val</text:span> z = (!x + 1) + (!y + 2) + (w - 3); </text:p>
        </text:list-item>
        <text:list-item>
          <text:p text:style-name="P19"><text:s text:c="2"/><text:span text:style-name="T7">val</text:span> w = 1</text:p>
        </text:list-item>
        <text:list-item>
          <text:p text:style-name="P15"><text:span text:style-name="T1">in</text:span></text:p>
        </text:list-item>
        <text:list-item>
          <text:p text:style-name="P17"><text:span text:style-name="T1"><text:s text:c="2"/>y := 0;</text:span></text:p>
        </text:list-item>
        <text:list-item>
          <text:p text:style-name="P17"><text:span text:style-name="T1"><text:s text:c="2"/>(!y + 2) - (!x + 1) * (w - 3)</text:span></text:p>
        </text:list-item>
        <text:list-item>
          <text:p text:style-name="P15"><text:span text:style-name="T1">end</text:span></text:p>
        </text:list-item>
      </text:list>
      <text:p text:style-name="P13"><text:tab/></text:p>
      <text:p text:style-name="P13">The expression <text:span text:style-name="T1">(!x + 1)</text:span> is available by line 9 but <text:span text:style-name="T1">(!y + 2)</text:span><text:span text:style-name="T26"> and </text:span><text:span text:style-name="T1">(w - 3)</text:span><text:span text:style-name="T26"> are not, because </text:span><text:span text:style-name="T1">y</text:span><text:span text:style-name="T26"> was modified in line 8 and </text:span><text:span text:style-name="T1">w</text:span><text:span text:style-name="T26"> was rebound in line 6. <text:s/></text:span></text:p>
      <text:p text:style-name="P13"><text:span text:style-name="T26"><text:tab/>Another inefficiency is that programs may perform computations, but then ignore their results. <text:s/>Such dead code can be detected by a liveness analysis. <text:s/>The analysis describes for each program point, the set of variables and references whose values might be used in the remainder of the program.</text:span></text:p>
      <text:p text:style-name="P13"><text:span text:style-name="T26"/></text:p>
      <text:list xml:id="list8536493454455876003" text:style-name="L5">
        <text:list-item>
          <text:p text:style-name="P16"><text:span text:style-name="T2">let</text:span><text:span text:style-name="T1"> </text:span></text:p>
        </text:list-item>
        <text:list-item>
          <text:p text:style-name="P16"><text:span text:style-name="T1"><text:s text:c="2"/></text:span><text:span text:style-name="T2">val</text:span><text:span text:style-name="T1"> x = 1 <text:s text:c="3"/></text:span></text:p>
        </text:list-item>
        <text:list-item>
          <text:p text:style-name="P16"><text:span text:style-name="T1"><text:s text:c="2"/></text:span><text:span text:style-name="T2">val</text:span><text:span text:style-name="T1"> y = 2</text:span></text:p>
        </text:list-item>
        <text:list-item>
          <text:p text:style-name="P16"><text:span text:style-name="T1"><text:s text:c="2"/></text:span><text:span text:style-name="T2">val</text:span><text:span text:style-name="T1"> z = ref (4 * 73)</text:span></text:p>
        </text:list-item>
        <text:list-item>
          <text:p text:style-name="P16"><text:span text:style-name="T1"><text:s text:c="2"/></text:span><text:span text:style-name="T2">val</text:span><text:span text:style-name="T1"> x = 4</text:span></text:p>
        </text:list-item>
        <text:list-item>
          <text:p text:style-name="P16"><text:span text:style-name="T2">in</text:span><text:span text:style-name="T1"> </text:span></text:p>
        </text:list-item>
        <text:list-item>
          <text:p text:style-name="P16"><text:span text:style-name="T1"><text:s text:c="2"/>z := 1; </text:span></text:p>
        </text:list-item>
        <text:list-item>
          <text:p text:style-name="P16"><text:span text:style-name="T1"><text:s text:c="2"/>x * !z</text:span></text:p>
        </text:list-item>
        <text:list-item>
          <text:p text:style-name="P14"><text:span text:style-name="T1">end</text:span></text:p>
        </text:list-item>
      </text:list>
      <text:p text:style-name="P13"><text:span text:style-name="T26"/></text:p>
      <text:p text:style-name="P13"><text:span text:style-name="T26">Since the variables </text:span><text:span text:style-name="T1">x</text:span><text:span text:style-name="T26"> and </text:span><text:span text:style-name="T1">z</text:span><text:span text:style-name="T26"> and the dereference </text:span><text:span text:style-name="T1">!z</text:span><text:span text:style-name="T26"> are used in line 8, they are live at line 7. <text:s/>Since </text:span><text:span text:style-name="T1">z</text:span><text:span text:style-name="T26"> is reassigned at line 7, </text:span><text:span text:style-name="T1">!z</text:span><text:span text:style-name="T26"> is no longer live at line 6. <text:s/>Since </text:span><text:span text:style-name="T1">x</text:span><text:span text:style-name="T26"> is bound at line 5 and not used above, it is not live at line 4 and above. <text:s/>Since </text:span><text:span text:style-name="T1">z</text:span><text:span text:style-name="T26"> is bound at 4 and not used above, it is not live at line 3 and above. The liveness information demonstrates that the expression </text:span><text:span text:style-name="T1">(4 * 73)</text:span><text:span text:style-name="T26"> doesn't need to be computed, and lines 2 and 3 can simply be removed.</text:span></text:p>
      <text:p text:style-name="P13"><text:span text:style-name="T26"><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analysis, or value flow, which associates each program point with a set of abstract values that the point's expression may evaluate to. </text:span></text:p>
      <text:p text:style-name="P13"><text:soft-page-break/><text:span text:style-name="T26"/></text:p>
      <text:list xml:id="list1678989322738482468" text:style-name="L7">
        <text:list-item>
          <text:p text:style-name="P25"><text:span text:style-name="T14">let</text:span><text:span text:style-name="T13"> </text:span></text:p>
        </text:list-item>
        <text:list-item>
          <text:p text:style-name="P25"><text:span text:style-name="T13"><text:s text:c="2"/></text:span><text:span text:style-name="T14">val</text:span><text:span text:style-name="T13"> f = </text:span><text:span text:style-name="T14">fn</text:span><text:span text:style-name="T13"> x =&gt; x 1</text:span></text:p>
        </text:list-item>
        <text:list-item>
          <text:p text:style-name="P25"><text:span text:style-name="T13"><text:s text:c="2"/></text:span><text:span text:style-name="T14">val</text:span><text:span text:style-name="T13"> g = </text:span><text:span text:style-name="T14">fn</text:span><text:span text:style-name="T13"> y =&gt; y + 2</text:span></text:p>
        </text:list-item>
        <text:list-item>
          <text:p text:style-name="P25"><text:span text:style-name="T13"><text:s text:c="2"/></text:span><text:span text:style-name="T14">val</text:span><text:span text:style-name="T13"> h = </text:span><text:span text:style-name="T14">fn</text:span><text:span text:style-name="T13"> z =&gt; z + 3</text:span></text:p>
        </text:list-item>
        <text:list-item>
          <text:p text:style-name="P25"><text:span text:style-name="T14">in</text:span><text:span text:style-name="T13"> </text:span></text:p>
        </text:list-item>
        <text:list-item>
          <text:p text:style-name="P25"><text:span text:style-name="T13"><text:s text:c="2"/>(f g) + (f h)</text:span></text:p>
        </text:list-item>
        <text:list-item>
          <text:p text:style-name="P26"><text:span text:style-name="T13">end</text:span></text:p>
        </text:list-item>
      </text:list>
      <text:p text:style-name="P13"><text:span text:style-name="T26"/></text:p>
      <text:p text:style-name="P13"><text:span text:style-name="T26">The abstract values of </text:span><text:span text:style-name="T1">f</text:span><text:span text:style-name="T26">, </text:span><text:span text:style-name="T1">g</text:span><text:span text:style-name="T26">, </text:span><text:span text:style-name="T1">h</text:span><text:span text:style-name="T26"> are simply their let bound expressions {</text:span><text:span text:style-name="T1">fn x =&gt; x 1</text:span><text:span text:style-name="T26">}, {</text:span><text:span text:style-name="T1">fn y =&gt; y + 2</text:span><text:span text:style-name="T26">}, <text:s/>{</text:span><text:span text:style-name="T1">fn z =&gt; z + 3</text:span><text:span text:style-name="T26">}, respectively. <text:s/></text:span><text:span text:style-name="T1">x</text:span><text:span text:style-name="T26"> has the abstract values of {</text:span><text:span text:style-name="T1">fn y =&gt; y + 2</text:span><text:span text:style-name="T26">, </text:span><text:span text:style-name="T1">fn z =&gt; z + 3</text:span><text:span text:style-name="T26">}, so </text:span><text:span text:style-name="T1">x 1</text:span><text:span text:style-name="T26"> has the abstract values of {</text:span><text:span text:style-name="T1">3</text:span><text:span text:style-name="T26">, </text:span><text:span text:style-name="T1">4</text:span><text:span text:style-name="T26">}; </text:span><text:span text:style-name="T1">(f g)</text:span><text:span text:style-name="T26"> has abstract values of {</text:span><text:span text:style-name="T1">3</text:span><text:span text:style-name="T26">, </text:span><text:span text:style-name="T1">4</text:span><text:span text:style-name="T26">}. <text:s/>Since the abstract values depend on the flow of information, which depends on the abstract values, the description of abstract values is (co)inductive. <text:s/>The historical motivation for describing the abstract value information was really for its the control flow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3"><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First, it generates a comprehensive set of data structures representing constraints of all program points, mirroring the specification's description, and then it solves the constraints.</text:p>
      <text:p text:style-name="P13"/>
      <text:p text:style-name="P20"><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text:soft-page-break/>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p>
      <text:p text:style-name="P20"><text:tab/>Although Isabelle is described as a proof assistant[?], it is really a generic system for processing any kind of code. <text:s/>The code could be proofs, propositions, programs, or types. <text:s/>The processing could be checking or translating code. <text:s/>Code as well as the logics for processing code are defined by users. 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7">term</text:span> satisfies a <text:span text:style-name="T17">type</text:span>, then the term has utility for the data or computation it represents. <text:s/>The type is only valuable for confirming or denying the usage of a term. <text:s/>In contrast, once a <text:span text:style-name="T17">proof</text:span> satisfies a <text:span text:style-name="T17">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 can be defined to <text:soft-page-break/>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text:note text:id="ftn1" text:note-class="footnote"><text:note-citation>1</text:note-citation><text:note-body><text:p text:style-name="Footnote"><text:s text:c="2"/><text:span text:style-name="T12">Other systems[?] have chosen to treat propositions as types[?], and let types depend on terms[?].</text:span><text:span text:style-name="T11"> <text:s/></text:span></text:p></text:note-body></text:note> <text:s/>The constructors are defined using with a set of inference rules, where each inference rule defines the conditions sufficient to imply a construction to be valid, and at least one of the enumerated conditions is necessary for a valid construction . <text:s/>It means the constructor is equivalent to the union of all the conditions. <text:s/>The proposition definitions in terms of inference rules, or inductive definitions, are analogous to datatype definitions, just as propositions are analogous to types.</text:p>
      <text:p text:style-name="P20"/>
      <text:p text:style-name="P33"><text:span text:style-name="T7">datatype</text:span> 'a list = Nil | Cons 'a "'a list"</text:p>
      <text:p text:style-name="P33"/>
      <text:p text:style-name="P34"><text:span text:style-name="T7">inductive</text:span> sorted :: "('a ⇒ 'a ⇒ bool) ⇒ 'a list ⇒ bool" where</text:p>
      <text:p text:style-name="P34"><text:s text:c="2"/>Nil : "sorted P Nil" |</text:p>
      <text:p text:style-name="P34"><text:s text:c="2"/>Single : "sorted P (Cons x Nil)" |</text:p>
      <text:p text:style-name="P34"><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Hd # tl can be used instead of Cons hd tl, and [a, b, c] is <text:s text:c="4"/>In Isabelle/HOL, propositions may be proved by applying the inference rules, working backwards from the proposition until no further conditions need to be satisfied.</text:p>
      <text:p text:style-name="P20"/>
      <text:p text:style-name="P30"><text:span text:style-name="T7">datatype</text:span> nat = O | S nat </text:p>
      <text:p text:style-name="P28"/>
      <text:p text:style-name="P30"><text:span text:style-name="T7">inductive</text:span> lte :: "nat ⇒ nat ⇒ bool" <text:span text:style-name="T7">where</text:span></text:p>
      <text:p text:style-name="P30"><text:s text:c="2"/>Eq : "lte n n" |</text:p>
      <text:p text:style-name="P30"><text:s text:c="2"/>Lt : "lte n1 n2 ⟹ lte n1 (S n2) "</text:p>
      <text:p text:style-name="P30"/>
      <text:p text:style-name="P30"><text:span text:style-name="T7">theorem</text:span> "sorted lte [O, (S O), (S O), (S (S (S O)))]"</text:p>
      <text:p text:style-name="P31"><text:s/>apply<text:span text:style-name="T8"> (rule Cons)</text:span></text:p>
      <text:p text:style-name="P31"><text:s text:c="2"/>apply<text:span text:style-name="T8"> (rule Lt)</text:span></text:p>
      <text:p text:style-name="P31"><text:s text:c="2"/>apply<text:span text:style-name="T8"> (rule Eq)</text:span></text:p>
      <text:p text:style-name="P31"><text:s/>apply<text:span text:style-name="T8"> (rule Cons)</text:span></text:p>
      <text:p text:style-name="P31"><text:s text:c="2"/>apply<text:span text:style-name="T8"> (rule Eq)</text:span></text:p>
      <text:p text:style-name="P31"><text:s/>apply<text:span text:style-name="T8"> (rule Cons)</text:span></text:p>
      <text:p text:style-name="P31"><text:s text:c="2"/>apply<text:span text:style-name="T8"> (rule Lt)</text:span></text:p>
      <text:p text:style-name="P31"><text:s text:c="2"/>apply<text:span text:style-name="T8"> (rule Lt)</text:span></text:p>
      <text:p text:style-name="P31"><text:s text:c="2"/>apply<text:span text:style-name="T8"> (rule Eq)</text:span></text:p>
      <text:p text:style-name="P31"><text:s/>apply<text:span text:style-name="T8"> (rule Single)</text:span></text:p>
      <text:p text:style-name="P31">done</text:p>
      <text:p text:style-name="P20"/>
      <text:p text:style-name="P20"><text:soft-page-break/>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8"/>
      <text:p text:style-name="P6"><text:span text:style-name="T18">definition</text:span><text:span text:style-name="T19"> True :: bool </text:span><text:span text:style-name="T18">where</text:span><text:span text:style-name="T19"> </text:span></text:p>
      <text:p text:style-name="P9"><text:s text:c="2"/>"True ≡ ((λx::bool. x) = (λx. x))"</text:p>
      <text:p text:style-name="P9"/>
      <text:p text:style-name="P6"><text:span text:style-name="T18">definition</text:span><text:span text:style-name="T19"> False :: bool </text:span><text:span text:style-name="T18">where</text:span><text:span text:style-name="T19"> </text:span></text:p>
      <text:p text:style-name="P9"><text:s text:c="2"/>"False ≡ (∀P. P)"</text:p>
      <text:p text:style-name="P12"/>
      <text:p text:style-name="P12"/>
      <text:p text:style-name="P21">Hypothesis</text:p>
      <text:p text:style-name="P20"><text:tab/>We will derive a static analysis from Reppy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8">The main contributions of this work will be formal and mechanically verified proofs of a static analysis derived from Reppy and Xiao's analysis.</text:span></text:p>
      <text:p text:style-name="P22"/>
      <text:p text:style-name="P21">Architecture</text:p>
      <text:p text:style-name="P20"><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data structures, which Reppy and Xiao used for efficient computation. <text:s/>In order to relate our analysis to the operational semantics, we will borrow Reppy and Xiao's strategy of stepping between sets of control paths tied to terms.</text:p>
      <text:p text:style-name="P20"><text:tab/>In this thesis work, we are interested in communication topology soundness, rather than flow soundness. <text:s/>Nevertheless, we will need to prove additional flow soundness theorems en route to <text:soft-page-break/>proving communication topology soundness.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20"><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Listing 2 illustrates the restrictive grammar applied to Concurrent ML.</text:p>
      <text:p text:style-name="P20"/>
      <text:p text:style-name="P6"><text:span text:style-name="T7">let</text:span><text:span text:style-name="T8"> make = </text:span><text:span text:style-name="T7">fun</text:span><text:span text:style-name="T8"> f () =&gt;</text:span></text:p>
      <text:p text:style-name="P6"><text:span text:style-name="T7"><text:s text:c="2"/>let </text:span>reqCh = channel () <text:span text:style-name="T7">in</text:span></text:p>
      <text:p text:style-name="P6"><text:span text:style-name="T7"><text:s text:c="2"/>let </text:span>loop = <text:span text:style-name="T7">fun</text:span> loop state =&gt;</text:p>
      <text:p text:style-name="P6"><text:s text:c="4"/><text:span text:style-name="T7">let </text:span><text:span text:style-name="T8">req</text:span><text:span text:style-name="T7"> </text:span>= recv reqCh <text:span text:style-name="T7">in</text:span></text:p>
      <text:p text:style-name="P6"><text:span text:style-name="T7"><text:s text:c="4"/>let</text:span><text:span text:style-name="T8"> v = fst req </text:span><text:span text:style-name="T7">in</text:span></text:p>
      <text:p text:style-name="P6"><text:span text:style-name="T7"><text:s text:c="4"/>let</text:span><text:span text:style-name="T8"> replCh = snd req </text:span><text:span text:style-name="T7">in</text:span></text:p>
      <text:p text:style-name="P6"><text:span text:style-name="T7"><text:s text:c="4"/>let</text:span><text:span text:style-name="T8"> p1 = (reply, state) </text:span><text:span text:style-name="T7">in</text:span></text:p>
      <text:p text:style-name="P6"><text:s text:c="4"/><text:span text:style-name="T7">let</text:span> u1 = send p1 <text:span text:style-name="T7">in</text:span></text:p>
      <text:p text:style-name="P6"><text:s text:c="4"/><text:span text:style-name="T7">let</text:span> lres = loop v <text:span text:style-name="T7">in</text:span></text:p>
      <text:p text:style-name="P6"><text:span text:style-name="T7"><text:s text:c="4"/></text:span><text:span text:style-name="T8">lres</text:span><text:span text:style-name="T7"> </text:span></text:p>
      <text:p text:style-name="P6"><text:span text:style-name="T7"><text:s text:c="2"/>let _ = </text:span>spawn (</text:p>
      <text:p text:style-name="P6"><text:s text:c="4"/><text:span text:style-name="T7">let</text:span> z = 0 <text:span text:style-name="T7">in</text:span></text:p>
      <text:p text:style-name="P6"><text:span text:style-name="T7"><text:s text:c="4"/>let</text:span><text:span text:style-name="T8"> sres = loop z </text:span><text:span text:style-name="T7">in</text:span></text:p>
      <text:p text:style-name="P6"><text:span text:style-name="T7"><text:s text:c="4"/></text:span><text:span text:style-name="T8">sres</text:span></text:p>
      <text:p text:style-name="P6"><text:span text:style-name="T7"><text:s text:c="2"/></text:span>) <text:span text:style-name="T7">in</text:span></text:p>
      <text:p text:style-name="P6"><text:s text:c="2"/><text:span text:style-name="T7">let</text:span> mres = S reqCh <text:span text:style-name="T7">in</text:span></text:p>
      <text:p text:style-name="P6"><text:span text:style-name="T7"><text:s text:c="2"/></text:span><text:span text:style-name="T8">mres</text:span></text:p>
      <text:p text:style-name="P6"/>
      <text:p text:style-name="P6"><text:span text:style-name="T7">let</text:span> call = <text:span text:style-name="T7">fun</text:span> f (server, v) =&gt;</text:p>
      <text:p text:style-name="P6"><text:s text:c="2"/><text:span text:style-name="T7">let</text:span> reqCh = <text:span text:style-name="T7">case</text:span> server <text:span text:style-name="T7">of</text:span> (S x) =&gt; x <text:span text:style-name="T7">in</text:span></text:p>
      <text:p text:style-name="P6"><text:span text:style-name="T7"><text:s text:c="2"/>let</text:span> replCh = channel () <text:span text:style-name="T7">in</text:span></text:p>
      <text:p text:style-name="P6"><text:span text:style-name="T7"><text:s text:c="2"/>let</text:span><text:span text:style-name="T8"> p2 = (v, replCh) </text:span><text:span text:style-name="T7">in</text:span></text:p>
      <text:p text:style-name="P6"><text:span text:style-name="T7"><text:s text:c="2"/>let</text:span><text:span text:style-name="T8"> p3 = (reqCh, p2) </text:span><text:span text:style-name="T7">in</text:span></text:p>
      <text:p text:style-name="P6"><text:s text:c="2"/><text:span text:style-name="T7">let</text:span> u2 = send p3 <text:span text:style-name="T7">in</text:span></text:p>
      <text:p text:style-name="P6"><text:s text:c="2"/><text:span text:style-name="T7">let</text:span> cres = recv replCh <text:span text:style-name="T7">in</text:span></text:p>
      <text:p text:style-name="P6"><text:soft-page-break/><text:s text:c="2"/>cres </text:p>
      <text:p text:style-name="P7"/>
      <text:p text:style-name="P21">Deliverables</text:p>
      <text:list xml:id="list7849370787070168105" text:style-name="L2">
        <text:list-item>
          <text:p text:style-name="P23">Technical paper</text:p>
        </text:list-item>
        <text:list-item>
          <text:p text:style-name="P23">Isabelle code</text:p>
          <text:p text:style-name="P23"/>
        </text:list-item>
      </text:list>
      <text:p text:style-name="P21">References</text:p>
      <text:p text:style-name="P22">...</text:p>
      <text:p text:style-name="P21"/>
      <text:p text:style-name="P21">Schedule</text:p>
      <text:list xml:id="list1448395582115056656" text:style-name="L3">
        <text:list-item>
          <text:p text:style-name="P24">Define the syntax of Concurrent ML using Isabelle/HOL</text:p>
        </text:list-item>
        <text:list-item>
          <text:p text:style-name="P24">Define the operational semantics</text:p>
        </text:list-item>
        <text:list-item>
          <text:p text:style-name="P24">Define communication topologies in terms of operational semantics</text:p>
        </text:list-item>
        <text:list-item>
          <text:p text:style-name="P24">Construct proofs that simple programs adhere to communication topology definitions</text:p>
        </text:list-item>
        <text:list-item>
          <text:p text:style-name="P24">Define the analysis</text:p>
        </text:list-item>
        <text:list-item>
          <text:p text:style-name="P24">Construct proofs that analysis is informative with respect to example programs</text:p>
        </text:list-item>
        <text:list-item>
          <text:p text:style-name="P24">Construct proofs that the analysis is sound</text:p>
        </text:list-item>
        <text:list-item>
          <text:p text:style-name="P24">Develop an algorithm that takes a program and determines values described by the analysis</text:p>
        </text:list-item>
        <text:list-item>
          <text:p text:style-name="P24">Prove the analysis is computable using the algorithm.</text:p>
        </text:list-item>
        <text:list-item>
          <text:p text:style-name="P24">(Optional: Extend the definitions and proofs with <text:span text:style-name="T1">choose_evt</text:span>)</text:p>
        </text:list-item>
        <text:list-item>
          <text:p text:style-name="P24">(Optional: Extend the definitions and proofs with <text:span text:style-name="T1">then_evt</text:span>)</text:p>
        </text:list-item>
        <text:list-item>
          <text:p text:style-name="P24">Write technical paper</text:p>
        </text:list-item>
        <text:list-item>
          <text:p text:style-name="P24">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1-15T20:11:32</dc:date>
    <dc:creator>Thomas Logan</dc:creator>
    <meta:generator>OpenOffice/4.1.3$Unix OpenOffice.org_project/413m1$Build-9783</meta:generator>
    <meta:editing-duration>P24DT2H43M29S</meta:editing-duration>
    <meta:editing-cycles>324</meta:editing-cycles>
    <meta:document-statistic meta:table-count="0" meta:image-count="0" meta:object-count="0" meta:page-count="12" meta:paragraph-count="204" meta:word-count="4487" meta:character-count="26995"/>
  </office:meta>
</office:document-meta>
</file>